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46f5" officeooo:paragraph-rsid="000c46f5"/>
    </style:style>
    <style:style style:name="P2" style:family="paragraph" style:parent-style-name="Standard">
      <style:text-properties fo:font-weight="bold" officeooo:rsid="000c46f5" officeooo:paragraph-rsid="000c46f5" style:font-weight-asian="bold" style:font-weight-complex="bold"/>
    </style:style>
    <style:style style:name="P3" style:family="paragraph" style:parent-style-name="Standard">
      <style:text-properties fo:font-weight="bold" officeooo:rsid="000cc8cd" officeooo:paragraph-rsid="000cc8cd" style:font-weight-asian="bold" style:font-weight-complex="bold"/>
    </style:style>
    <style:style style:name="P4" style:family="paragraph" style:parent-style-name="Standard">
      <style:text-properties fo:font-weight="normal" officeooo:rsid="000c46f5" officeooo:paragraph-rsid="000c46f5" style:font-weight-asian="normal" style:font-weight-complex="normal"/>
    </style:style>
    <style:style style:name="P5" style:family="paragraph" style:parent-style-name="Standard">
      <style:text-properties fo:font-weight="normal" officeooo:rsid="000cc8cd" officeooo:paragraph-rsid="000cc8cd" style:font-weight-asian="normal" style:font-weight-complex="normal"/>
    </style:style>
    <style:style style:name="P6" style:family="paragraph" style:parent-style-name="Standard">
      <style:text-properties officeooo:rsid="0011f26e" officeooo:paragraph-rsid="0011f26e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officeooo:rsid="00160f95" officeooo:paragraph-rsid="00160f95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tyle="italic" style:text-underline-style="solid" style:text-underline-width="auto" style:text-underline-color="font-color" fo:font-weight="normal" officeooo:rsid="000eaa9d" officeooo:paragraph-rsid="000eaa9d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style:text-underline-style="none" fo:font-weight="normal" officeooo:rsid="0018fcea" officeooo:paragraph-rsid="0018fcea" style:font-style-asian="italic" style:font-weight-asian="normal" style:font-style-complex="italic" style:font-weight-complex="normal"/>
    </style:style>
    <style:style style:name="P10" style:family="paragraph" style:parent-style-name="Standard" style:list-style-name="L3">
      <style:text-properties fo:font-style="italic" style:text-underline-style="none" fo:font-weight="normal" officeooo:rsid="0018fcea" officeooo:paragraph-rsid="001a8801" style:font-style-asian="italic" style:font-weight-asian="normal" style:font-style-complex="italic" style:font-weight-complex="normal"/>
    </style:style>
    <style:style style:name="P11" style:family="paragraph" style:parent-style-name="Standard" style:list-style-name="L2">
      <style:text-properties fo:font-style="italic" style:text-underline-style="none" fo:font-weight="normal" officeooo:rsid="0018fcea" officeooo:paragraph-rsid="0018fcea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18fcea" officeooo:paragraph-rsid="0018fcea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Standard" style:list-style-name="L1">
      <style:text-properties officeooo:rsid="0018fcea" officeooo:paragraph-rsid="0018fcea"/>
    </style:style>
    <style:style style:name="P14" style:family="paragraph" style:parent-style-name="Standard" style:list-style-name="L1">
      <style:text-properties officeooo:paragraph-rsid="0018fcea"/>
    </style:style>
    <style:style style:name="P15" style:family="paragraph" style:parent-style-name="Standard" style:list-style-name="L2">
      <style:text-properties officeooo:paragraph-rsid="0018fcea"/>
    </style:style>
    <style:style style:name="P16" style:family="paragraph" style:parent-style-name="Standard" style:list-style-name="L3">
      <style:text-properties officeooo:paragraph-rsid="0018fce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officeooo:rsid="0018fcea" style:font-style-asian="italic" style:font-weight-asian="normal" style:font-style-complex="italic" style:font-weight-complex="normal"/>
    </style:style>
    <style:style style:name="T4" style:family="text">
      <style:text-properties officeooo:rsid="001a8801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uter Graphics Lab</text:p>
      <text:p text:style-name="P1"/>
      <text:p text:style-name="P1"/>
      <text:p text:style-name="P1">This is a step by step tutorial on how to install graphics.h for C++ on Linux [Ubuntu 20.04].</text:p>
      <text:p text:style-name="P6">(Lines in bold are commands for the terminal)</text:p>
      <text:p text:style-name="P1"/>
      <text:p text:style-name="P1">Step 1:</text:p>
      <text:p text:style-name="P1">Download the library required from given link:</text:p>
      <text:p text:style-name="P1">http://download.savannah.gnu.org/releases/libgraph/libgraph-1.0.2.tar.gz</text:p>
      <text:p text:style-name="P1"/>
      <text:p text:style-name="P1">(Alternatively, you can visit http://download.savannah.gnu.org/releases/libgraph and find the latest relevant release)</text:p>
      <text:p text:style-name="P1"/>
      <text:p text:style-name="P1">Step 2:</text:p>
      <text:p text:style-name="P1">Launch the terminal. </text:p>
      <text:p text:style-name="P1">(Use Ctrl + Alt + T for quick access)</text:p>
      <text:p text:style-name="P1"/>
      <text:p text:style-name="P1">Step 3:</text:p>
      <text:p text:style-name="P1">Type</text:p>
      <text:p text:style-name="P1"/>
      <text:p text:style-name="P2">sudo apt-get install build-essential</text:p>
      <text:p text:style-name="P1"><text:s/></text:p>
      <text:p text:style-name="P1">and run the command (Press Enter).</text:p>
      <text:p text:style-name="P1">IF you are logged in as Student, it may ask for the password. D not panic if the password is not visible. That is a security measure. Type the password and press Enter to continue.</text:p>
      <text:p text:style-name="P1">This will execute a few lines in the terminal. It may let you know if build-essential is already installed or not. But installing multiple times does not cause any harm, so go ahead.</text:p>
      <text:p text:style-name="P1"/>
      <text:p text:style-name="P1">Step 4:</text:p>
      <text:p text:style-name="P1">Following are the other libraries to be installed;</text:p>
      <text:p text:style-name="P1"/>
      <text:p text:style-name="P2">sudo apt-get install libsdl-image1.2 libsdl-image1.2-dev guile-2.0 </text:p>
      <text:p text:style-name="P2">sudo apt-get install guile-2.0-dev libsdl1.2debian libart-2.0-dev libaudiofile-dev </text:p>
      <text:p text:style-name="P2">sudo apt-get install libesd0-dev libdirectfb-dev libdirectfb-extra libfreetype6-dev </text:p>
      <text:p text:style-name="P2">sudo apt-get install libxext-dev x11proto-xext-dev libfreetype6 libaa1 libaa1-dev </text:p>
      <text:p text:style-name="P2">sudo apt-get install libslang2-dev libasound2 libasound2-dev</text:p>
      <text:p text:style-name="P2">sudo apt install libplib-dev</text:p>
      <text:p text:style-name="P2"/>
      <text:p text:style-name="P2">sudo apt-get install libqt4-dev</text:p>
      <text:p text:style-name="P2">sudo apt-get install libjack0</text:p>
      <text:p text:style-name="P2">sudo apt-get install libjack-dev</text:p>
      <text:p text:style-name="P2">sudo apt-get install libasound2-dev</text:p>
      <text:p text:style-name="P2">sudo apt-get install libsndfile1-dev</text:p>
      <text:p text:style-name="P2"/>
      <text:p text:style-name="P4">Step 5:</text:p>
      <text:p text:style-name="P4">Find the package for the library on your computer. It is generally in the downloads folder.</text:p>
      <text:p text:style-name="P4">The name may resemble something like “libgraph-1.0.2.tar.gz”.</text:p>
      <text:p text:style-name="P4"/>
      <text:p text:style-name="P4">Step 6:</text:p>
      <text:p text:style-name="P4">Extract the folder inside the archive.</text:p>
      <text:p text:style-name="P5">Extracted folder tends to have the same name as the archive.</text:p>
      <text:p text:style-name="P4"/>
      <text:p text:style-name="P5"><text:soft-page-break/>Step 7:</text:p>
      <text:p text:style-name="P5">Change the terminal directory to the extracted folder. </text:p>
      <text:p text:style-name="P5">Considering that the folder is in the Downloads directory, The command should look something like this:</text:p>
      <text:p text:style-name="P3">cd Downloads/libgraph-1.0.2</text:p>
      <text:p text:style-name="P5">If you have any queries or get any errors, contact the lab faculty.</text:p>
      <text:p text:style-name="P5"/>
      <text:p text:style-name="P5">Step 8:</text:p>
      <text:p text:style-name="P5">In the terminal, after changing to above mentioned directory, run the following command:</text:p>
      <text:p text:style-name="P3">./configure</text:p>
      <text:p text:style-name="P5"/>
      <text:p text:style-name="P5">This will lead to a few lines being executed.</text:p>
      <text:p text:style-name="P5"/>
      <text:p text:style-name="P5">Step 9:</text:p>
      <text:p text:style-name="P5">Now type <text:span text:style-name="T1">make</text:span> in the terminal and press Enter.</text:p>
      <text:p text:style-name="P5"/>
      <text:p text:style-name="P5">Step 10:</text:p>
      <text:p text:style-name="P5">Then type</text:p>
      <text:p text:style-name="P3">sudo make install</text:p>
      <text:p text:style-name="P5"/>
      <text:p text:style-name="P5">This will install the library.</text:p>
      <text:p text:style-name="P5"/>
      <text:p text:style-name="P5">Step 11:</text:p>
      <text:p text:style-name="P5">Finally, type the following line:</text:p>
      <text:p text:style-name="P3">sudo cp /usr/local/lib/libgraph.* /usr/lib</text:p>
      <text:p text:style-name="P3"/>
      <text:p text:style-name="P8">This concludes the installation process of the library graphics.h for the g++ compiler on Ubuntu 20.04 lts.</text:p>
      <text:p text:style-name="P8"/>
      <text:p text:style-name="P12">CG program Execution Steps:</text:p>
      <text:p text:style-name="P9"/>
      <text:list xml:id="list518071439623359459" text:style-name="L1">
        <text:list-item>
          <text:p text:style-name="P14"><text:span text:style-name="T3">Go to command Prompt</text:span></text:p>
          <text:p text:style-name="P13"><text:span text:style-name="T3">c</text:span><text:span text:style-name="T2">trl+Alt+T</text:span></text:p>
        </text:list-item>
      </text:list>
      <text:p text:style-name="P9"/>
      <text:list xml:id="list201331641827920" text:continue-numbering="true" text:style-name="L1">
        <text:list-item>
          <text:p text:style-name="P14"><text:span text:style-name="T3">open Text Editor commans:</text:span></text:p>
        </text:list-item>
      </text:list>
      <text:p text:style-name="P9"><text:s text:c="16"/>gedit program_name.cpp <text:s text:c="9"/>//example: gedit p11.cpp</text:p>
      <text:p text:style-name="P9"/>
      <text:list xml:id="list3314869031087789676" text:style-name="L2">
        <text:list-item>
          <text:p text:style-name="P15"><text:span text:style-name="T3">Compile Program command:</text:span></text:p>
        </text:list-item>
      </text:list>
      <text:p text:style-name="P9"><text:s text:c="17"/>g++ program_name -c <text:s text:c="10"/>//example: g++ p11.cpp -c</text:p>
      <text:p text:style-name="P9"/>
      <text:list xml:id="list5221666729173340137" text:style-name="L3">
        <text:list-item>
          <text:p text:style-name="P16"><text:span text:style-name="T3">Run program Command:</text:span></text:p>
        </text:list-item>
      </text:list>
      <text:p text:style-name="P9"><text:s text:c="12"/>g++ program_name -o traget_file -lgraph <text:s text:c="8"/>//example: g++ p11.cpp -o graph10 -lgraph</text:p>
      <text:p text:style-name="P8"/>
      <text:p text:style-name="P12">Open GL Program Execution steps:</text:p>
      <text:p text:style-name="P9"><text:s text:c="10"/>gedit program_name.cpp <text:s text:c="7"/>//example: gedit p1.cpp</text:p>
      <text:p text:style-name="P9"/>
      <text:list xml:id="list201331835668854" text:continue-list="list3314869031087789676" text:style-name="L2">
        <text:list-item>
          <text:p text:style-name="P11">Compile OpenGL Program command:</text:p>
        </text:list-item>
      </text:list>
      <text:p text:style-name="P9"><text:s text:c="12"/>g++ programm_namecpp -lGL -lGLU <text:s/>-lglut <text:s text:c="5"/>//example: g++ p1.cpp -lGL -lGLU -lglut</text:p>
      <text:p text:style-name="P9"/>
      <text:list xml:id="list201331230437426" text:continue-list="list5221666729173340137" text:style-name="L3">
        <text:list-item>
          <text:p text:style-name="P10">Run <text:span text:style-name="T4">OpenGl </text:span>program Command:</text:p>
        </text:list-item>
      </text:list>
      <text:p text:style-name="P9"><text:s text:c="15"/>./a.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5T12:30:46.667953692</meta:creation-date>
    <dc:date>2022-11-11T20:12:19.921003015</dc:date>
    <meta:editing-duration>PT17M1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70" meta:word-count="453" meta:character-count="3165" meta:non-whitespace-character-count="2659"/>
  </office:meta>
</office:document-meta>
</file>